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RUMap.getStati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LRUMap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.setChunkSize( int chunk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RUMap.dumpCach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.remove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RUMap.getChunk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.verifyCache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">
            <text:p text:style-name="Table_20_Contents">8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LRU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.get( Object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LRUMap.LRUMap( int max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RUMap.getQuiet( Object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RUMap.verifyCache( Object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RUMap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.dumpCacheEnt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RUMap.dump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RU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RUMap.addFirst( Object key , Objec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RUMap.put( Object key , Object valu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LRU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.putAll( Map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